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TimesNewRomanPSMT" svg:font-family="TimesNewRomanPS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tandard" style:master-page-name="MP0" style:family="paragraph">
      <style:paragraph-properties fo:break-before="page" fo:text-align="center" fo:margin-bottom="0.1111in" fo:line-height="105%"/>
    </style:style>
    <style:style style:name="T2" style:parent-style-name="Основнойшрифтабзаца" style:family="text">
      <style:text-properties style:font-name="TimesNewRomanPSMT" fo:color="#262626" fo:font-size="22pt" style:font-size-asian="22pt" fo:language="ru" fo:country="RU"/>
    </style:style>
    <style:style style:name="P3" style:parent-style-name="Standard" style:family="paragraph">
      <style:paragraph-properties fo:margin-bottom="0.1111in" fo:line-height="105%"/>
    </style:style>
    <style:style style:name="T4" style:parent-style-name="Основнойшрифтабзаца" style:family="text">
      <style:text-properties style:font-name="TimesNewRomanPSMT" fo:color="#262626" fo:font-size="22pt" style:font-size-asian="22pt" fo:language="ru" fo:country="RU"/>
    </style:style>
    <style:style style:name="T5" style:parent-style-name="Основнойшрифтабзаца" style:family="text">
      <style:text-properties style:font-name="TimesNewRomanPSMT" fo:color="#262626" fo:language="ru" fo:country="RU"/>
    </style:style>
    <style:style style:name="T6" style:parent-style-name="Основнойшрифтабзаца" style:family="text">
      <style:text-properties style:font-name="TimesNewRomanPSMT" fo:color="#262626" fo:language="ru" fo:country="RU"/>
    </style:style>
    <style:style style:name="T7" style:parent-style-name="Основнойшрифтабзаца" style:family="text">
      <style:text-properties style:font-name="TimesNewRomanPSMT" fo:color="#262626" fo:language="ru" fo:country="RU"/>
    </style:style>
    <style:style style:name="T8" style:parent-style-name="Основнойшрифтабзаца" style:family="text">
      <style:text-properties style:font-name="TimesNewRomanPSMT" fo:color="#262626" fo:language="ru" fo:country="RU"/>
    </style:style>
    <style:style style:name="T9" style:parent-style-name="Основнойшрифтабзаца" style:family="text">
      <style:text-properties style:font-name="TimesNewRomanPSMT" fo:color="#262626" fo:language="ru" fo:country="RU"/>
    </style:style>
    <style:style style:name="T10" style:parent-style-name="Основнойшрифтабзаца" style:family="text">
      <style:text-properties style:font-name="TimesNewRomanPSMT" fo:color="#262626" fo:language="ru" fo:country="RU"/>
    </style:style>
    <style:style style:name="P11" style:parent-style-name="Standard" style:family="paragraph">
      <style:paragraph-properties fo:text-align="center" fo:margin-bottom="0.1111in" fo:line-height="105%"/>
    </style:style>
    <style:style style:name="T12" style:parent-style-name="Основнойшрифтабзаца" style:family="text">
      <style:text-properties style:font-name="TimesNewRomanPSMT" fo:color="#262626" fo:language="ru" fo:country="RU"/>
    </style:style>
    <style:style style:name="T13" style:parent-style-name="Основнойшрифтабзаца" style:family="text">
      <style:text-properties style:font-name="TimesNewRomanPSMT" fo:color="#262626" fo:font-size="22pt" style:font-size-asian="22pt" fo:language="ru" fo:country="RU"/>
    </style:style>
    <style:style style:name="P14" style:parent-style-name="Standard" style:family="paragraph">
      <style:paragraph-properties fo:margin-bottom="0.1111in" fo:line-height="105%"/>
    </style:style>
    <style:style style:name="T15" style:parent-style-name="Основнойшрифтабзаца" style:family="text">
      <style:text-properties style:font-name="TimesNewRomanPSMT" fo:color="#262626" fo:font-size="22pt" style:font-size-asian="22pt" fo:language="ru" fo:country="RU"/>
    </style:style>
    <style:style style:name="T16" style:parent-style-name="Основнойшрифтабзаца" style:family="text">
      <style:text-properties style:font-name="TimesNewRomanPSMT" fo:color="#262626" fo:language="ru" fo:country="RU"/>
    </style:style>
    <style:style style:name="P17" style:parent-style-name="Standard" style:family="paragraph">
      <style:paragraph-properties fo:text-align="center" fo:margin-bottom="0.1111in" fo:line-height="105%"/>
    </style:style>
    <style:style style:name="T18" style:parent-style-name="Основнойшрифтабзаца" style:family="text">
      <style:text-properties style:font-name="TimesNewRomanPSMT" fo:color="#262626" fo:font-size="22pt" style:font-size-asian="22pt" fo:language="ru" fo:country="RU"/>
    </style:style>
    <style:style style:name="P19" style:parent-style-name="Standard" style:family="paragraph">
      <style:paragraph-properties fo:margin-bottom="0.1111in" fo:line-height="105%"/>
    </style:style>
    <style:style style:name="T20" style:parent-style-name="Основнойшрифтабзаца" style:family="text">
      <style:text-properties style:font-name="TimesNewRomanPSMT" fo:color="#262626" fo:language="ru" fo:country="RU"/>
    </style:style>
    <style:style style:name="T21" style:parent-style-name="Основнойшрифтабзаца" style:family="text">
      <style:text-properties style:font-name="TimesNewRomanPSMT" fo:color="#262626" fo:language="ru" fo:country="RU"/>
    </style:style>
    <style:style style:name="T22" style:parent-style-name="Основнойшрифтабзаца" style:family="text">
      <style:text-properties style:font-name="TimesNewRomanPSMT" fo:color="#262626" fo:language="ru" fo:country="RU"/>
    </style:style>
    <style:style style:name="T23" style:parent-style-name="Основнойшрифтабзаца" style:family="text">
      <style:text-properties style:font-name="TimesNewRomanPSMT" fo:color="#262626" fo:language="ru" fo:country="RU"/>
    </style:style>
    <style:style style:name="T24" style:parent-style-name="Основнойшрифтабзаца" style:family="text">
      <style:text-properties style:font-name="TimesNewRomanPSMT" fo:color="#262626" fo:language="ru" fo:country="RU"/>
    </style:style>
    <style:style style:name="P25" style:parent-style-name="Standard" style:family="paragraph">
      <style:paragraph-properties fo:margin-bottom="0.1111in" fo:line-height="105%"/>
    </style:style>
    <style:style style:name="T26" style:parent-style-name="Основнойшрифтабзаца" style:family="text">
      <style:text-properties style:font-name="TimesNewRomanPSMT" fo:color="#262626" fo:language="ru" fo:country="RU"/>
    </style:style>
    <style:style style:name="T27" style:parent-style-name="Основнойшрифтабзаца" style:family="text">
      <style:text-properties style:font-name="TimesNewRomanPSMT" fo:color="#262626" fo:language="ru" fo:country="RU"/>
    </style:style>
    <style:style style:name="T28" style:parent-style-name="Основнойшрифтабзаца" style:family="text">
      <style:text-properties style:font-name="TimesNewRomanPSMT" fo:color="#262626" fo:language="ru" fo:country="RU"/>
    </style:style>
    <style:style style:name="T29" style:parent-style-name="Основнойшрифтабзаца" style:family="text">
      <style:text-properties style:font-name="TimesNewRomanPSMT" fo:color="#262626"/>
    </style:style>
    <style:style style:name="T30" style:parent-style-name="Основнойшрифтабзаца" style:family="text">
      <style:text-properties style:font-name="TimesNewRomanPSMT" fo:color="#262626" fo:language="ru" fo:country="RU"/>
    </style:style>
    <style:style style:name="T31" style:parent-style-name="Основнойшрифтабзаца" style:family="text">
      <style:text-properties style:font-name="TimesNewRomanPSMT" fo:color="#262626" fo:language="ru" fo:country="RU"/>
    </style:style>
    <style:style style:name="T32" style:parent-style-name="Основнойшрифтабзаца" style:family="text">
      <style:text-properties style:font-name="TimesNewRomanPSMT" fo:color="#262626" fo:language="ru" fo:country="RU"/>
    </style:style>
    <style:style style:name="T33" style:parent-style-name="Основнойшрифтабзаца" style:family="text">
      <style:text-properties style:font-name="TimesNewRomanPSMT" fo:color="#262626" fo:language="ru" fo:country="RU"/>
    </style:style>
    <style:style style:name="T34" style:parent-style-name="Основнойшрифтабзаца" style:family="text">
      <style:text-properties style:font-name="TimesNewRomanPSMT" fo:color="#262626" fo:language="ru" fo:country="RU"/>
    </style:style>
    <style:style style:name="T35" style:parent-style-name="Основнойшрифтабзаца" style:family="text">
      <style:text-properties style:font-name="TimesNewRomanPSMT" fo:color="#262626" fo:language="ru" fo:country="RU"/>
    </style:style>
    <style:style style:name="T36" style:parent-style-name="Основнойшрифтабзаца" style:family="text">
      <style:text-properties style:font-name="TimesNewRomanPSMT" fo:color="#262626" fo:language="ru" fo:country="RU"/>
    </style:style>
    <style:style style:name="T37" style:parent-style-name="Основнойшрифтабзаца" style:family="text">
      <style:text-properties style:font-name="TimesNewRomanPSMT" fo:color="#262626" fo:language="ru" fo:country="RU"/>
    </style:style>
    <style:style style:name="T38" style:parent-style-name="Основнойшрифтабзаца" style:family="text">
      <style:text-properties style:font-name="TimesNewRomanPSMT" fo:color="#262626" fo:language="ru" fo:country="RU"/>
    </style:style>
    <style:style style:name="T39" style:parent-style-name="Основнойшрифтабзаца" style:family="text">
      <style:text-properties style:font-name="TimesNewRomanPSMT" fo:color="#262626" fo:language="ru" fo:country="RU"/>
    </style:style>
    <style:style style:name="T40" style:parent-style-name="Основнойшрифтабзаца" style:family="text">
      <style:text-properties style:font-name="TimesNewRomanPSMT" fo:color="#262626" fo:language="ru" fo:country="RU"/>
    </style:style>
    <style:style style:name="T41" style:parent-style-name="Основнойшрифтабзаца" style:family="text">
      <style:text-properties style:font-name="TimesNewRomanPSMT" fo:color="#262626" fo:language="ru" fo:country="RU"/>
    </style:style>
    <style:style style:name="T42" style:parent-style-name="Основнойшрифтабзаца" style:family="text">
      <style:text-properties style:font-name="TimesNewRomanPSMT" fo:color="#262626" fo:language="ru" fo:country="RU"/>
    </style:style>
    <style:style style:name="T43" style:parent-style-name="Основнойшрифтабзаца" style:family="text">
      <style:text-properties style:font-name="TimesNewRomanPSMT" fo:color="#262626" fo:language="ru" fo:country="RU"/>
    </style:style>
    <style:style style:name="T44" style:parent-style-name="Основнойшрифтабзаца" style:family="text">
      <style:text-properties style:font-name="TimesNewRomanPSMT" fo:color="#262626" fo:language="ru" fo:country="RU"/>
    </style:style>
    <style:style style:name="T45" style:parent-style-name="Основнойшрифтабзаца" style:family="text">
      <style:text-properties style:font-name="TimesNewRomanPSMT" fo:color="#262626" fo:language="ru" fo:country="RU"/>
    </style:style>
    <style:style style:name="T46" style:parent-style-name="Основнойшрифтабзаца" style:family="text">
      <style:text-properties style:font-name="TimesNewRomanPSMT" fo:color="#262626" fo:language="ru" fo:country="RU"/>
    </style:style>
    <style:style style:name="T47" style:parent-style-name="Основнойшрифтабзаца" style:family="text">
      <style:text-properties style:font-name="TimesNewRomanPSMT" fo:color="#262626" fo:language="ru" fo:country="RU"/>
    </style:style>
    <style:style style:name="T48" style:parent-style-name="Основнойшрифтабзаца" style:family="text">
      <style:text-properties style:font-name="TimesNewRomanPSMT" fo:color="#262626" fo:language="ru" fo:country="RU"/>
    </style:style>
    <style:style style:name="T49" style:parent-style-name="Основнойшрифтабзаца" style:family="text">
      <style:text-properties style:font-name="TimesNewRomanPSMT" fo:color="#262626" fo:language="ru" fo:country="RU"/>
    </style:style>
    <style:style style:name="P50" style:parent-style-name="Standard" style:family="paragraph">
      <style:paragraph-properties fo:text-align="center" fo:margin-bottom="0.1111in" fo:line-height="105%"/>
    </style:style>
    <style:style style:name="T51" style:parent-style-name="Основнойшрифтабзаца" style:family="text">
      <style:text-properties style:font-name="TimesNewRomanPSMT" fo:color="#262626" fo:font-size="22pt" style:font-size-asian="22pt" fo:language="ru" fo:country="RU"/>
    </style:style>
    <style:style style:name="P52" style:parent-style-name="Standard" style:family="paragraph">
      <style:paragraph-properties fo:margin-bottom="0.1111in" fo:line-height="105%"/>
    </style:style>
    <style:style style:name="T53" style:parent-style-name="Основнойшрифтабзаца" style:family="text">
      <style:text-properties style:font-name="TimesNewRomanPSMT" fo:color="#262626" fo:language="ru" fo:country="RU"/>
    </style:style>
    <style:style style:name="T54" style:parent-style-name="Основнойшрифтабзаца" style:family="text">
      <style:text-properties style:font-name="TimesNewRomanPSMT" fo:color="#262626" fo:language="ru" fo:country="RU"/>
    </style:style>
    <style:style style:name="T55" style:parent-style-name="Основнойшрифтабзаца" style:family="text">
      <style:text-properties style:font-name="TimesNewRomanPSMT" fo:color="#262626" fo:language="ru" fo:country="RU"/>
    </style:style>
    <style:style style:name="T56" style:parent-style-name="Основнойшрифтабзаца" style:family="text">
      <style:text-properties style:font-name="TimesNewRomanPSMT" fo:color="#262626" fo:language="ru" fo:country="RU"/>
    </style:style>
    <style:style style:name="T57" style:parent-style-name="Основнойшрифтабзаца" style:family="text">
      <style:text-properties style:font-name="TimesNewRomanPSMT" fo:color="#262626" fo:language="ru" fo:country="RU"/>
    </style:style>
    <style:style style:name="T58" style:parent-style-name="Основнойшрифтабзаца" style:family="text">
      <style:text-properties style:font-name="TimesNewRomanPSMT" fo:color="#262626" fo:language="ru" fo:country="RU"/>
    </style:style>
    <style:style style:name="P59" style:parent-style-name="Standard" style:family="paragraph">
      <style:paragraph-properties fo:text-align="center"/>
      <style:text-properties fo:language="ru" fo:country="RU"/>
    </style:style>
    <style:style style:name="P60" style:parent-style-name="Standard" style:family="paragraph">
      <style:text-properties fo:language="ru" fo:country="RU"/>
    </style:style>
    <style:style style:name="P61" style:parent-style-name="Standard" style:family="paragraph">
      <style:paragraph-properties fo:text-align="center"/>
    </style:style>
    <style:style style:name="T62" style:parent-style-name="Основнойшрифтабзаца" style:family="text">
      <style:text-properties fo:language="ru" fo:country="RU"/>
    </style:style>
    <style:style style:name="T63" style:parent-style-name="Основнойшрифтабзаца" style:family="text">
      <style:text-properties style:font-name="TimesNewRomanPSMT" fo:color="#262626" fo:font-size="22pt" style:font-size-asian="22pt" fo:language="ru" fo:country="RU"/>
    </style:style>
    <style:style style:name="P64" style:parent-style-name="Standard" style:family="paragraph">
      <style:paragraph-properties fo:text-align="center"/>
      <style:text-properties style:font-name="TimesNewRomanPSMT" fo:color="#262626" fo:font-size="22pt" style:font-size-asian="22pt" fo:language="ru" fo:country="RU"/>
    </style:style>
    <style:style style:name="P65" style:parent-style-name="Standard" style:family="paragraph">
      <style:paragraph-properties fo:text-indent="0.4916in"/>
      <style:text-properties fo:language="ru" fo:country="RU"/>
    </style:style>
    <style:style style:name="P66" style:parent-style-name="Standard" style:family="paragraph">
      <style:text-properties fo:language="ru" fo:country="RU"/>
    </style:style>
    <style:style style:name="P67" style:parent-style-name="Standard" style:family="paragraph">
      <style:text-properties fo:language="ru" fo:country="RU"/>
    </style:style>
    <style:style style:name="P68" style:parent-style-name="Standard" style:family="paragraph">
      <style:paragraph-properties fo:text-align="center"/>
    </style:style>
    <style:style style:name="T69" style:parent-style-name="Основнойшрифтабзаца" style:family="text">
      <style:text-properties fo:language="ru" fo:country="RU"/>
    </style:style>
    <style:style style:name="T70" style:parent-style-name="Основнойшрифтабзаца" style:family="text">
      <style:text-properties style:font-name="TimesNewRomanPSMT" fo:color="#262626" fo:font-size="22pt" style:font-size-asian="22pt" fo:language="ru" fo:country="RU"/>
    </style:style>
    <style:style style:name="P71" style:parent-style-name="Standard" style:family="paragraph">
      <style:paragraph-properties fo:text-align="center"/>
      <style:text-properties style:font-name="TimesNewRomanPSMT" fo:color="#262626" fo:font-size="22pt" style:font-size-asian="22pt" fo:language="ru" fo:country="RU"/>
    </style:style>
    <style:style style:name="T72" style:parent-style-name="Основнойшрифтабзаца" style:family="text">
      <style:text-properties style:font-name="TimesNewRomanPSMT" fo:color="#262626" fo:language="ru" fo:country="RU"/>
    </style:style>
    <style:style style:name="T73" style:parent-style-name="Основнойшрифтабзаца" style:family="text">
      <style:text-properties style:font-name="TimesNewRomanPSMT" fo:color="#262626" fo:language="ru" fo:country="RU"/>
    </style:style>
    <style:style style:name="P74" style:parent-style-name="Standard" style:family="paragraph">
      <style:text-properties fo:language="ru" fo:country="RU"/>
    </style:style>
    <style:style style:name="P75" style:parent-style-name="Standard" style:family="paragraph">
      <style:text-properties fo:language="ru" fo:country="RU"/>
    </style:style>
    <style:style style:name="P76" style:parent-style-name="Standard" style:family="paragraph">
      <style:text-properties fo:language="ru" fo:country="RU"/>
    </style:style>
    <style:style style:name="P77" style:parent-style-name="Standard" style:family="paragraph">
      <style:paragraph-properties fo:text-indent="0.4916in"/>
    </style:style>
    <style:style style:name="T78" style:parent-style-name="Основнойшрифтабзаца" style:family="text">
      <style:text-properties fo:language="ru" fo:country="RU"/>
    </style:style>
    <style:style style:name="T79" style:parent-style-name="Основнойшрифтабзаца" style:family="text">
      <style:text-properties fo:language="ru" fo:country="RU"/>
    </style:style>
    <style:style style:name="T80" style:parent-style-name="Основнойшрифтабзаца" style:family="text">
      <style:text-properties fo:language="ru" fo:country="RU"/>
    </style:style>
    <style:style style:name="T81" style:parent-style-name="Основнойшрифтабзаца" style:family="text">
      <style:text-properties fo:language="ru" fo:country="RU"/>
    </style:style>
    <style:style style:name="T82" style:parent-style-name="Основнойшрифтабзаца" style:family="text">
      <style:text-properties fo:language="ru" fo:country="RU"/>
    </style:style>
    <style:style style:name="T83" style:parent-style-name="Основнойшрифтабзаца" style:family="text">
      <style:text-properties fo:language="ru" fo:country="RU"/>
    </style:style>
    <style:style style:name="T84" style:parent-style-name="Основнойшрифтабзаца" style:family="text">
      <style:text-properties fo:language="ru" fo:country="RU"/>
    </style:style>
    <style:style style:name="T85" style:parent-style-name="Основнойшрифтабзаца" style:family="text">
      <style:text-properties fo:language="ru" fo:country="RU"/>
    </style:style>
    <style:style style:name="P86" style:parent-style-name="Standard" style:family="paragraph">
      <style:text-properties fo:language="ru" fo:country="RU"/>
    </style:style>
    <style:style style:name="P87" style:parent-style-name="Standard" style:family="paragraph">
      <style:paragraph-properties fo:text-indent="0.4916in"/>
      <style:text-properties style:font-name="TimesNewRomanPSMT" fo:color="#262626" fo:font-size="22pt" style:font-size-asian="22pt" fo:language="ru" fo:country="RU"/>
    </style:style>
    <style:style style:name="P88" style:parent-style-name="Standard" style:family="paragraph">
      <style:paragraph-properties fo:text-indent="0.4916in"/>
      <style:text-properties fo:language="ru" fo:country="RU"/>
    </style:style>
    <style:style style:name="P89" style:parent-style-name="Standard" style:family="paragraph">
      <style:text-properties fo:language="ru" fo:country="RU"/>
    </style:style>
    <style:style style:name="P90" style:parent-style-name="Standard" style:list-style-name="LFO1" style:family="paragraph">
      <style:text-properties fo:language="ru" fo:country="RU"/>
    </style:style>
    <style:style style:name="P91" style:parent-style-name="Standard" style:list-style-name="LFO1" style:family="paragraph">
      <style:text-properties fo:language="ru" fo:country="RU"/>
    </style:style>
    <style:style style:name="P92" style:parent-style-name="Standard" style:family="paragraph">
      <style:text-properties fo:language="ru" fo:country="RU"/>
    </style:style>
    <style:style style:name="P93" style:parent-style-name="Standard" style:family="paragraph">
      <style:text-properties fo:language="ru" fo:country="RU"/>
    </style:style>
    <style:style style:name="P94" style:parent-style-name="Standard" style:family="paragraph">
      <style:text-properties fo:language="ru" fo:country="RU"/>
    </style:style>
    <style:style style:name="P95" style:parent-style-name="Standard" style:family="paragraph">
      <style:paragraph-properties fo:text-align="center"/>
    </style:style>
    <style:style style:name="T96" style:parent-style-name="Основнойшрифтабзаца" style:family="text">
      <style:text-properties fo:language="ru" fo:country="RU"/>
    </style:style>
    <style:style style:name="T97" style:parent-style-name="Основнойшрифтабзаца" style:family="text">
      <style:text-properties style:font-name="TimesNewRomanPSMT" fo:color="#262626" fo:font-size="22pt" style:font-size-asian="22pt" fo:language="ru" fo:country="RU"/>
    </style:style>
    <style:style style:name="P98" style:parent-style-name="Standard" style:family="paragraph">
      <style:text-properties fo:language="ru" fo:country="RU"/>
    </style:style>
    <style:style style:name="T99" style:parent-style-name="Основнойшрифтабзаца" style:family="text">
      <style:text-properties fo:language="ru" fo:country="RU"/>
    </style:style>
    <style:style style:name="T100" style:parent-style-name="Основнойшрифтабзаца" style:family="text">
      <style:text-properties fo:language="ru" fo:country="RU"/>
    </style:style>
    <style:style style:name="T101" style:parent-style-name="Основнойшрифтабзаца" style:family="text">
      <style:text-properties fo:language="ru" fo:country="RU"/>
    </style:style>
    <style:style style:name="T102" style:parent-style-name="Основнойшрифтабзаца" style:family="text">
      <style:text-properties fo:language="ru" fo:country="RU"/>
    </style:style>
    <style:style style:name="P103" style:parent-style-name="Standard" style:family="paragraph">
      <style:paragraph-properties fo:text-align="center"/>
    </style:style>
    <style:style style:name="T104" style:parent-style-name="Основнойшрифтабзаца" style:family="text">
      <style:text-properties style:font-name="TimesNewRomanPSMT" fo:color="#262626" fo:font-size="22pt" style:font-size-asian="22pt" fo:language="ru" fo:country="RU"/>
    </style:style>
    <style:style style:name="P105" style:parent-style-name="Standard" style:family="paragraph">
      <style:text-properties fo:language="ru" fo:country="RU"/>
    </style:style>
    <style:style style:name="T106" style:parent-style-name="Основнойшрифтабзаца" style:family="text">
      <style:text-properties fo:language="ru" fo:country="RU"/>
    </style:style>
    <style:style style:name="T107" style:parent-style-name="Основнойшрифтабзаца" style:family="text">
      <style:text-properties fo:language="ru" fo:country="RU"/>
    </style:style>
    <style:style style:name="T108" style:parent-style-name="Основнойшрифтабзаца" style:family="text">
      <style:text-properties fo:language="ru" fo:country="RU"/>
    </style:style>
    <style:style style:name="T109" style:parent-style-name="Основнойшрифтабзаца" style:family="text">
      <style:text-properties fo:language="ru" fo:country="RU"/>
    </style:style>
    <style:style style:name="T110" style:parent-style-name="Основнойшрифтабзаца" style:family="text">
      <style:text-properties fo:language="ru" fo:country="RU"/>
    </style:style>
  </office:automatic-styles>
  <office:body>
    <office:text text:use-soft-page-breaks="true">
      <text:p text:style-name="P1"><text:span text:style-name="T2">Титульный слайд</text:span></text:p>
      <text:p text:style-name="P3"><text:span text:style-name="T4"><text:tab/></text:span><text:span text:style-name="T5">Вопрос по выбору посвящен квантовым вычислениям и их реализации в квантовых компьютерах на ионных ловушках. Его я сделал совместно с (имя соседа). Мотив был следующий:</text:span><text:span text:style-name="T6"><text:s/>сейчас тема квантовых компьютеров очень популярна в связи с перспективой их применения в криптографии и математическом моделировании. В СМИ очень много статей посвящено их поразительной эффективности для решения различных задач и их серьезном влиянии на б</text:span><text:span text:style-name="T7">удущее человечества. Мы решили разобраться в этой теме, узнать как устроен квантовый компьютер, а также оценить, насколько действительно хороши квантовые компьютеры с точки зрения вычислений. <text:s/>Конкретно нас заинтересовало, как вычисляют квантовые компьютер</text:span><text:span text:style-name="T8">ы, чем они отличаются от классических, как они устроены с точки зрения физики и насколько они перспективны. Как оказалось, квантовые компьютеры имеют массу физических вопрощений. Конкретную реализацию на ионных ловушках нам подсказал Сергей Петрович Никити</text:span><text:span text:style-name="T9">н, член клуба менторов Физтех-Союза по науке. Конечно, эта реализация далеко не единственная. Так, <text:s/>существуют кубиты на фотонах, сверхпроводниках, оптических резонаторах. Их физика сложна и существенно выходит за рамки курса по атомной и ядерной физике. П</text:span><text:span text:style-name="T10">оэтому выбор в пользу ионных ловушек нам показался осмысленным с точки зрения трудности восприятия и приближённости к курсу общей физики.</text:span></text:p>
      <text:p text:style-name="P11"><text:span text:style-name="T12"><text:tab/></text:span><text:span text:style-name="T13">Оглавление</text:span></text:p>
      <text:p text:style-name="P14"><text:span text:style-name="T15"><text:tab/></text:span><text:span text:style-name="T16">Содержание нашего вопроса по выбору следующее…</text:span></text:p>
      <text:p text:style-name="P17"><text:span text:style-name="T18">Введение в квантовые вычисления</text:span></text:p>
      <text:p text:style-name="P19"><text:span text:style-name="T20"><text:tab/>Зададимся вначале простым</text:span><text:span text:style-name="T21"><text:s/>вопросом: как реализуется классический бит? Ответ на него прост: существуют триггеры – электронные устройства, способные долго находиться в одном из двух устойчивых состояний и чередовать их под воздействием внешних сигналов. Они преимущественно изготовля</text:span><text:span text:style-name="T22">ются из полупроводниковых приборов (такие как биполярный и полевой транзисторы), в прошлом – из электромагнитных реле и электронных ламп. Состояния триггеров условно обозначаются как 0 и 1. Они сохраняются после прекращения действия переключающего сигнала,</text:span><text:span text:style-name="T23"><text:s/>что позволяет их использовать как элементы памяти. Их состояния легко опознаются по значению выходного напряжения. При этом надо отметить, что состояние триггера не меняется после измерения выходного напряжения. Итак, особенность классического бита (или,<text:s/></text:span><text:span text:style-name="T24">что то же самое, триггера) состоит в том, что он может быть строго в двух состояниях, эти состояния устойчивы и не меняются после измерения.</text:span></text:p>
      <text:p text:style-name="P25"><text:span text:style-name="T26"><text:tab/>Прежде чем разбираться с устройстве квантовых битов (или кубитов), нужно разобраться с тем, что такое пространство</text:span><text:span text:style-name="T27"><text:s/>состояний. В квантовой механике с каждой изолированной физической системой связывается комлексное векторное пространство со скалярным произведением с требованием полноты относительно метрики, порожденной скалярным произведением. Это пространство состояний</text:span><text:span text:style-name="T28"><text:s/>физической системы. Оно вообще говоря, может быть бесконечномерным, однако, говоря о кубите, мы имеем дело с двумерным комплексным пространством<text:s/></text:span><text:span text:style-name="T29">C</text:span><text:span text:style-name="T30">^2 (читается «цэ-два»). Обозначим его базисные векторы состояний за |0&gt; и |1&gt; - это так называемые кет-вектор</text:span><text:span text:style-name="T31">ы. Они аналогичны состояниям 0 и 1 классического бита-триггера, хотя, конечно, это сравнение неформальное, так как физическая реализация классических триггеров и квантовых кубитов принципиально отличается, да и базис в простанстве состояний можно выбрать б</text:span><text:span text:style-name="T32">есконечным числом способов. Заметим, что<text:s/></text:span><text:soft-page-break/><text:span text:style-name="T33">произвольный вектор из пространства состояний является линейной комбинацией базисных кет-векторов. Здесь проявляется первое отличие кубита от классического бита – кубит находится в суперпозиции двух состояний и форм</text:span><text:span text:style-name="T34">ально принимает бесконечное число значений. Значит ли это, что кубит имеет бесконечную вариацию состояний? Оказывается, что во время измерения кубит переходит только в одно из двух состояний- |0&gt; или |1&gt; и мы не можем измерить значений коэффициентов. Тем н</text:span><text:span text:style-name="T35">е менее, измеряя один и тот же кубит много раз, мы можем оценить квадраты модулей этих коэффициентов, поскольку они равны вероятностям перейти в соответствующее состояние. Отсюда кстати, получается условие нормировки. После измерения состояние кубита перех</text:span><text:span text:style-name="T36">одит с фиксированное состояние – ситуация, аналогичная коту Шреддингера. Это значит, что процесс измерения влияет на состояние кубита, в отличие от классического бита. Как будет</text:span><text:span text:style-name="T37"><text:s/>ясно</text:span><text:span text:style-name="T38"><text:s/>далее, квантовые системы очень неустойчивы и требуют</text:span><text:span text:style-name="T39"><text:s/>много</text:span><text:span text:style-name="T40"><text:s/>ресурсов для поддержания<text:s/></text:span><text:span text:style-name="T41">кубита в суперпозиции.</text:span><text:span text:style-name="T42"><text:s/>Будет понятно, наск</text:span><text:span text:style-name="T43">олько сложнее контролировать атом</text:span><text:span text:style-name="T44">, чем полупроводниковый триггер.</text:span><text:span text:style-name="T45"><text:s/>Это также<text:s/></text:span><text:span text:style-name="T46">отражает разницу между классическим</text:span><text:span text:style-name="T47"><text:s/>бит</text:span><text:span text:style-name="T48">ом и кубитом</text:span><text:span text:style-name="T49">.</text:span></text:p>
      <text:p text:style-name="P50"><text:span text:style-name="T51">Классический бит и квантовый (картинка)</text:span></text:p>
      <text:p text:style-name="P52"><text:span text:style-name="T53"><text:tab/>Геометрическая интерпретация состояния кубита получается из условия нормировки. Множитель с гамма можно игнорировать, так как он не приводит к на</text:span><text:span text:style-name="T54">блюдаемым эффектам. Тогда мы получаем вектор состояния, зависящий от двух параметров, конец которого заметает единичную сферу Блоха. Пример физической реализации двухуровненой модели кубита – атом с электронном в основном и первым возбужденном состояниями.</text:span><text:span text:style-name="T55"><text:s/>Облучая атом энергией в течении некоторого времени, можно перевести электрон из состояния 0 в состояние 1. Оказывается, что если сократить время облучения, то можно оставить электрон в суперпозиции этих двух состояний. Таким образом имеем атомную реализац</text:span><text:span text:style-name="T56">и</text:span><text:span text:style-name="T57">ю</text:span><text:span text:style-name="T58"><text:s/>кубита</text:span></text:p>
      <text:p text:style-name="P59"><text:s text:c="4"/></text:p>
      <text:p text:style-name="P60"/>
      <text:p text:style-name="P61"><text:span text:style-name="T62"><text:s text:c="4"/></text:span><text:span text:style-name="T63">Захват иона. Ловушка Паули</text:span></text:p>
      <text:p text:style-name="P64"/>
      <text:p text:style-name="P65">Перейдем теперь к реализации кубита на ионной ловушке.<text:s/>Небольшое количество ионизированных атомов удерживается в электромагнитной ловушке, после чего они охлаждаются<text:s/>до температуры, при которой кинетическая энергия становится малой по сравнению со спиновыми энергиями. Включая внешнее резонансное магнитное поле, можно селективно воздействовать на ионы.<text:s/>Идея состоит в том, что базисные состояния кубита соответствуют двум различным взаимным ориентациям ядерного спинового момента иона и орбитального спина – те самые состояния, которые ответственны за сверхтонкое расщепление.<text:s/></text:p>
      <text:p text:style-name="P66"><text:s text:c="4"/>Главная часть экспериментальной установки: электромагнитная ловушка, оборудованная лазерами, <text:s/>фотодетекторы, ионы. Состоит из четырех цилиндрических электродов. Между внутренним и внешним участками электрода поддерживается постоянная разность потенциалов так, что ионы находятся в статическом потенциале и таким образом локализованы вдоль оси z. Однако, согласно теореме Ирншоу, заряд не может удерживаться по всем трем координатам в статическом потенциале, соответственно, на два из четырех электродов подают быстросциллирующее напряжение, а два других электрода заземлены <text:s/>После усреднения по быстрым осцилляциям получаем эффективный параболический потенциал.<text:s/>Таким образом, ион находится в экстремальной точке седка, которое быстро вращается, образуя параболоид. Благодаря этому положение равновесия становится устойчивым, так что ион действительно находится в ловушке.</text:p>
      <text:p text:style-name="P67"><text:s text:c="8"/></text:p>
      <text:soft-page-break/>
      <text:p text:style-name="P68"><text:span text:style-name="T69"><text:s text:c="4"/></text:span><text:span text:style-name="T70">Доплеровское охлаждение</text:span></text:p>
      <text:p text:style-name="P71"/>
      <text:p text:style-name="Standard"><text:span text:style-name="T72"><text:tab/>Итак, мы захватили ион, но это далеко не все. Нам нужно охладить ионы так, чтобы средняя энергия хаотического теплового движения ионов была намного меньше энергии электронного перехода. В противном случае кубит будет самопроизвольно переходить из одного базисного состояния в другое, из-за чего будет теряться информация.<text:s/></text:span><text:span text:style-name="T73">Для охлаждения используется доплеровское охлаждение.</text:span></text:p>
      <text:p text:style-name="P74"/>
      <text:p text:style-name="P75"><text:s text:c="8"/><text:tab/>Доплеровское охлаждение — метод лазерного охлаждения, который основан на эффекте Доплера. Частота монохроматического лазера выбирается несколько ниже частоты перехода, так, что он не будет на этой частоте напрямую влиять на состояние атома, спектр<text:s/>поглощения которого очень узок. <text:s/>Благодаря эффекту Доплера те атомы, которые движутся навстречу фотону, «видят» более высокую частоту фотона и оказываются в условиях резонансного рассеяния, в отличие от противоположного случая, когда атом движется от фотонов и условие резонанса не выполняется.<text:s/></text:p>
      <text:p text:style-name="P76"/>
      <text:p text:style-name="P77"><text:span text:style-name="T78">Для лучшего понимания рассмотрим простейший случай одномерного движения по оси x. Если атом холодный, то есть, практически неподвижен, то большинство частот не влияет на атом – он невидим на этих частотах. Если ато</text:span><text:span text:style-name="T79">м движется в направлении –<text:s/></text:span>x<text:span text:style-name="T80">, то он станет невидимым для фотонов в силу эффекта Доплера. Пусть теперь фотон движется в направлении + x, а атом - в направлении - x . Теперь в силу того же эффекта Доплера атом видит более коротковолновые фотоны, которые им п</text:span><text:span text:style-name="T81">оглощаются. В каждом случае поглощения атом теряет импульс, равный импульсу фотона. Атом, который сейчас находится в возбужденном состоянии, испускает фотон спонтанно, но случайным образом вдоль + x или - x . Импульс возвращается атому. Если фотон был испу</text:span><text:span text:style-name="T82">щен вдоль + x, то чистого изменения нет, однако, если фотон был испущен вдоль - x, тогда атом будет двигаться медленнее. Конечным результатом процесса поглощения и излучения является уменьшение скорости атома при условии, что его начальная скорость больше,</text:span><text:span text:style-name="T83"><text:s/>чем скорость отдачи от рассеяния одиночного фотона. Если поглощение и испускание повторяются много раз, средняя скорость и, следовательно, кинетическая энергия атома будут уменьшены. Поскольку температура ансамбля атомов является мерой случайной внутренне</text:span><text:span text:style-name="T84">й кинетической энергии, это эквивалентно охлаждению атомов. Для примера, если длина волны лазера равна, например, 600 нм, то в каждом акте рассеяния атом охлаждается на несколько милликельвин. В результате, для существенного охлаждения атома нужно порядка<text:s/></text:span><text:span text:style-name="T85">10^6 актов рассеяния.</text:span></text:p>
      <text:p text:style-name="P86"><text:s/></text:p>
      <text:p text:style-name="P87">Физическая реализация кубита</text:p>
      <text:p text:style-name="P88">Проведем промежуточные итоги. Как стало ясно из вышесказанного<text:s/>двухуровневая квантовая система<text:s/>может образовать кубит. Мы рассмотрели<text:s/>два основных способа сформировать кубит с использованием электронных состояний атома:</text:p>
      <text:p text:style-name="P89"/>
      <text:list text:style-name="LFO1" text:continue-numbering="true">
        <text:list-item>
          <text:p text:style-name="P90">Уровень основного состояния и возбужденный уровень (они называются «оптическими кубитами»).</text:p>
        </text:list-item>
        <text:list-item>
          <text:p text:style-name="P91">Два сверхтонких уровня основного состояния (они называются «сверхтонкими кубитами»)</text:p>
        </text:list-item>
      </text:list>
      <text:p text:style-name="P92"><text:s text:c="4"/></text:p>
      <text:p text:style-name="P93"><text:s text:c="4"/>Сверхтонкие кубиты чрезвычайно долговечны (время распада от тысяч до миллионов лет) и<text:s/>стабильны.<text:s/>Оптические кубиты также относительно долговечны (со<text:s/>временем<text:s/>распада<text:s/>порядка секунды) по сравнению с временем работы логического элемента (которое<text:s/>составляет порядка микросекунд).</text:p>
      <text:p text:style-name="P94"/>
      <text:soft-page-break/>
      <text:p text:style-name="P95"><text:span text:style-name="T96"><text:s text:c="3"/></text:span><text:span text:style-name="T97">Приготовление начального состояния.</text:span></text:p>
      <text:p text:style-name="P98"/>
      <text:p text:style-name="Standard"><text:span text:style-name="T99"><text:s text:c="4"/>Состояния ионных кубитов могут быть приготовлены в определенном состоянии кубита с помощью процесса, называемого оптической накачкой . В этом процессе лазер связывает ион с некоторыми возбужденными состояниями, которые в конечном итоге распадают</text:span><text:span text:style-name="T100">ся до одного состояния, которое не связано с лазером. Как только ион достигает этого состояния, у него нет возбужденных уровней, с которыми можно было бы взаимодействовать в присутствии этого лазера, и, следовательно, он остается в этом состоянии. Если ион</text:span><text:span text:style-name="T101"><text:s/>распадается до одного из других состояний, лазер будет продолжать возбуждать ион до тех пор, пока он не распадется до состояния, которое не взаимодействует с лазером. Этот процесс инициализации является стандартным для многих физических экспериментов и мо</text:span><text:span text:style-name="T102">жет выполняться с очень высокой точностью<text:s/></text:span>(&gt; 99,9%)</text:p>
      <text:p text:style-name="Standard"/>
      <text:p text:style-name="P103"><text:s text:c="4"/><text:span text:style-name="T104">Кубит на ионной ловушке. Измерение конечного состояния</text:span></text:p>
      <text:p text:style-name="P105"/>
      <text:p text:style-name="Standard"><text:span text:style-name="T106"><text:s text:c="4"/>Измерить состояние кубита, хранящегося в ионе, довольно просто. Обычно к иону применяется лазер, который связывает только одно из состояний</text:span><text:span text:style-name="T107"><text:s/>кубита. Когда ион коллапсирует в это состояние во время процесса измерения, лазер возбуждает его, в результате чего при распаде иона из возбужденного состояния высвобождается фотон. После распада ион непрерывно возбуждается лазером и многократно испускает</text:span><text:span text:style-name="T108"><text:s/>фотоны. Эти фотоны могут быть собраны фотоумножителем (ФЭУ) или камерой с зарядовой связью<text:s/></text:span>(ПЗС).<text:s/><text:span text:style-name="T109">Если ион коллапсирует в другое состояние кубита, он не взаимодействует с лазером и фотон не испускается. Подсчитав количество собранных фотонов, можно опреде</text:span><text:span text:style-name="T110">лить состояние иона с очень высокой точностью<text:s/></text:span>(&gt; 99,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TimesNewRomanPSMT" svg:font-family="TimesNewRomanPS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Егор Батарин</dc:creator>
    <meta:creation-date>2022-01-19T21:54:00Z</meta:creation-date>
    <dc:date>2022-01-20T07:54:00Z</dc:date>
    <meta:template xlink:href="Normal.dotm" xlink:type="simple"/>
    <meta:editing-cycles>25</meta:editing-cycles>
    <meta:editing-duration>PT45060S</meta:editing-duration>
    <meta:document-statistic meta:page-count="4" meta:paragraph-count="22" meta:word-count="1714" meta:character-count="11466" meta:row-count="81" meta:non-whitespace-character-count="9774"/>
  </office:meta>
</office:document-meta>
</file>